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F0000013F8C32BF4E.png" manifest:media-type="image/png"/>
  <manifest:file-entry manifest:full-path="Pictures/10000001000004B000000489717385D2.png" manifest:media-type="image/png"/>
  <manifest:file-entry manifest:full-path="Pictures/10000000000004B000000384735EF325.png" manifest:media-type="image/png"/>
  <manifest:file-entry manifest:full-path="Pictures/100000010000041800000288F7DE450A.png" manifest:media-type="image/png"/>
  <manifest:file-entry manifest:full-path="Pictures/100000000000021C0000021C188F0C02.png" manifest:media-type="image/png"/>
  <manifest:file-entry manifest:full-path="Pictures/10000000000001CC000000FE019EB53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51cm" svg:stroke-color="#069a2e" draw:marker-start-width="0.279cm" draw:marker-end-width="0.279cm" svg:stroke-opacity="30%" draw:fill="solid" draw:fill-color="#77bc65" draw:opacity="30%" draw:textarea-horizontal-align="justify" draw:textarea-vertical-align="middle" draw:auto-grow-height="false" fo:min-height="0.97cm" fo:min-width="29.295cm" fo:padding-top="0.15cm" fo:padding-bottom="0.15cm" fo:padding-left="0.275cm" fo:padding-right="0.275cm" draw:shadow-opacity="30%" loext:decorative="false"/>
    </style:style>
    <style:style style:name="gr3" style:family="graphic" style:parent-style-name="standard">
      <style:graphic-properties svg:stroke-width="0.051cm" svg:stroke-color="#069a2e" draw:marker-start-width="0.279cm" draw:marker-end-width="0.279cm" svg:stroke-opacity="30%" draw:fill="solid" draw:fill-color="#77bc65" draw:opacity="30%" draw:textarea-horizontal-align="justify" draw:textarea-vertical-align="middle" draw:auto-grow-height="false" fo:min-height="2.875cm" fo:min-width="29.295cm" fo:padding-top="0.15cm" fo:padding-bottom="0.15cm" fo:padding-left="0.275cm" fo:padding-right="0.275cm" draw:shadow-opacity="30%" loext:decorative="false"/>
    </style:style>
    <style:style style:name="gr4" style:family="graphic" style:parent-style-name="standard">
      <style:graphic-properties svg:stroke-width="0.051cm" svg:stroke-color="#069a2e" draw:marker-start-width="0.279cm" draw:marker-end-width="0.279cm" svg:stroke-opacity="30%" draw:fill="solid" draw:fill-color="#77bc65" draw:opacity="30%" draw:textarea-horizontal-align="justify" draw:textarea-vertical-align="middle" draw:auto-grow-height="false" fo:min-height="4.145cm" fo:min-width="29.315cm" fo:padding-top="0.15cm" fo:padding-bottom="0.15cm" fo:padding-left="0.275cm" fo:padding-right="0.275cm" draw:shadow-opacity="30%" loext:decorative="false"/>
    </style:style>
    <style:style style:name="gr5" style:family="graphic" style:parent-style-name="standard">
      <style:graphic-properties svg:stroke-width="0.051cm" svg:stroke-color="#069a2e" draw:marker-start-width="0.279cm" draw:marker-end-width="0.279cm" svg:stroke-opacity="30%" draw:fill="solid" draw:fill-color="#77bc65" draw:opacity="30%" draw:textarea-horizontal-align="justify" draw:textarea-vertical-align="middle" draw:auto-grow-height="false" fo:min-height="2.102cm" fo:min-width="29.295cm" fo:padding-top="0.15cm" fo:padding-bottom="0.15cm" fo:padding-left="0.275cm" fo:padding-right="0.275cm" draw:shadow-opacity="30%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7bc65" draw:opacity="3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0.48cm" svg:height="16.51cm" svg:x="-0.635cm" svg:y="0cm">
          <draw:image xlink:href="Pictures/10000000000001CC000000FE019EB531.jpg" xlink:type="simple" xlink:show="embed" xlink:actuate="onLoad" draw:mime-type="image/jpeg">
            <text:p/>
          </draw:image>
        </draw:frame>
        <draw:frame draw:style-name="gr1" draw:text-style-name="P1" draw:layer="layout" svg:width="25.47cm" svg:height="15.749cm" svg:x="1.258cm" svg:y="-0.012cm">
          <draw:image xlink:href="Pictures/100000010000041800000288F7DE450A.png" xlink:type="simple" xlink:show="embed" xlink:actuate="onLoad" draw:mime-type="image/png">
            <text:p/>
          </draw:image>
        </draw:frame>
        <draw:custom-shape draw:style-name="gr2" draw:text-style-name="P2" draw:layer="layout" svg:width="29.845cm" svg:height="1.27cm" svg:x="-0.635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9.845cm" svg:height="3.175cm" draw:transform="skewX (-0.015707963267949) translate (-0.665cm 4.445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9.865cm" svg:height="4.445cm" draw:transform="skewX (-0.015707963267949) translate (-0.665cm 8.25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9.845cm" svg:height="2.402cm" draw:transform="skewX (-0.015707963267949) translate (-0.655cm 13.335cm)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638cm" svg:height="2.552cm" svg:x="25.937cm" svg:y="13.323cm">
          <draw:image xlink:href="Pictures/10000001000004B000000489717385D2.png" xlink:type="simple" xlink:show="embed" xlink:actuate="onLoad" draw:mime-type="image/png">
            <text:p/>
          </draw:image>
        </draw:frame>
        <draw:frame draw:style-name="gr6" draw:text-style-name="P3" draw:layer="layout" svg:width="4.249cm" svg:height="3.187cm" svg:x="23.495cm" svg:y="8.255cm">
          <draw:image xlink:href="Pictures/10000000000004B000000384735EF325.png" xlink:type="simple" xlink:show="embed" xlink:actuate="onLoad" draw:mime-type="image/png">
            <text:p/>
          </draw:image>
        </draw:frame>
        <draw:frame draw:style-name="gr6" draw:text-style-name="P3" draw:layer="layout" svg:width="3.311cm" svg:height="3.311cm" svg:x="23.994cm" svg:y="4.445cm">
          <draw:image xlink:href="Pictures/100000000000021C0000021C188F0C02.png" xlink:type="simple" xlink:show="embed" xlink:actuate="onLoad" draw:mime-type="image/png">
            <text:p/>
          </draw:image>
        </draw:frame>
        <draw:frame draw:style-name="gr6" draw:text-style-name="P3" draw:layer="layout" svg:width="3.523cm" svg:height="3.523cm" svg:x="23.782cm" svg:y="0.635cm">
          <draw:image xlink:href="Pictures/100000010000013F0000013F8C32BF4E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30.48cm" svg:height="16.51cm" svg:x="-0.635cm" svg:y="0cm">
          <draw:image xlink:href="Pictures/10000000000001CC000000FE019EB531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30.48cm" svg:height="16.51cm" svg:x="-0.635cm" svg:y="0cm">
          <draw:image xlink:href="Pictures/10000000000001CC000000FE019EB531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1:53:31.278633899</meta:creation-date>
    <dc:date>2025-04-25T12:14:59.863975209</dc:date>
    <meta:editing-duration>PT20M44S</meta:editing-duration>
    <meta:editing-cycles>4</meta:editing-cycles>
    <meta:generator>LibreOffice/24.8.6.2$Linux_X86_64 LibreOffice_project/d50be90c1d90f0f90a5235ffcbbafbbfa38a83c2</meta:generator>
    <meta:document-statistic meta:object-count="39"/>
  </office:meta>
</office:document-meta>
</file>